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311f"/>
    </style:style>
    <style:style style:name="P2" style:family="paragraph" style:parent-style-name="Standard">
      <style:text-properties officeooo:rsid="000638b9" officeooo:paragraph-rsid="000638b9"/>
    </style:style>
    <style:style style:name="P3" style:family="paragraph" style:parent-style-name="Standard">
      <style:text-properties fo:font-size="13pt" officeooo:rsid="0003311f" style:font-size-asian="13pt" style:font-size-complex="13pt"/>
    </style:style>
    <style:style style:name="P4" style:family="paragraph" style:parent-style-name="Standard">
      <style:text-properties fo:font-size="13pt" officeooo:rsid="0003311f" officeooo:paragraph-rsid="001d3b65" style:font-size-asian="13pt" style:font-size-complex="13pt"/>
    </style:style>
    <style:style style:name="P5" style:family="paragraph" style:parent-style-name="Standard">
      <style:text-properties fo:font-size="13pt" officeooo:rsid="000638b9" officeooo:paragraph-rsid="00077e45" style:font-size-asian="13pt" style:font-size-complex="13pt"/>
    </style:style>
    <style:style style:name="P6" style:family="paragraph" style:parent-style-name="Standard">
      <style:text-properties fo:font-size="13pt" officeooo:rsid="000638b9" officeooo:paragraph-rsid="000638b9" style:font-size-asian="13pt" style:font-size-complex="13pt"/>
    </style:style>
    <style:style style:name="P7" style:family="paragraph" style:parent-style-name="Standard">
      <style:text-properties fo:font-size="13pt" officeooo:rsid="000638b9" officeooo:paragraph-rsid="001d3b65" style:font-size-asian="13pt" style:font-size-complex="13pt"/>
    </style:style>
    <style:style style:name="P8" style:family="paragraph" style:parent-style-name="Standard">
      <style:text-properties fo:font-size="13pt" officeooo:rsid="0004bfd5" style:font-size-asian="13pt" style:font-size-complex="13pt"/>
    </style:style>
    <style:style style:name="P9" style:family="paragraph" style:parent-style-name="Standard">
      <style:text-properties fo:font-size="13pt" officeooo:rsid="0004bfd5" officeooo:paragraph-rsid="001d3b65" style:font-size-asian="13pt" style:font-size-complex="13pt"/>
    </style:style>
    <style:style style:name="P10" style:family="paragraph" style:parent-style-name="Standard">
      <style:text-properties fo:font-size="13pt" officeooo:rsid="00077e45" officeooo:paragraph-rsid="00155571" style:font-size-asian="13pt" style:font-size-complex="13pt"/>
    </style:style>
    <style:style style:name="P11" style:family="paragraph" style:parent-style-name="Standard">
      <style:text-properties fo:font-size="13pt" officeooo:rsid="00077e45" officeooo:paragraph-rsid="00077e45" style:font-size-asian="13pt" style:font-size-complex="13pt"/>
    </style:style>
    <style:style style:name="P12" style:family="paragraph" style:parent-style-name="Standard">
      <style:text-properties fo:font-size="13pt" officeooo:rsid="00077e45" officeooo:paragraph-rsid="00094830" style:font-size-asian="13pt" style:font-size-complex="13pt"/>
    </style:style>
    <style:style style:name="P13" style:family="paragraph" style:parent-style-name="Standard">
      <style:text-properties fo:font-size="13pt" officeooo:rsid="000f4399" officeooo:paragraph-rsid="001d3b65" style:font-size-asian="13pt" style:font-size-complex="13pt"/>
    </style:style>
    <style:style style:name="P14" style:family="paragraph" style:parent-style-name="Standard">
      <style:text-properties officeooo:rsid="00077e45" officeooo:paragraph-rsid="00094830"/>
    </style:style>
    <style:style style:name="P15" style:family="paragraph" style:parent-style-name="Standard">
      <style:text-properties officeooo:rsid="00077e45" officeooo:paragraph-rsid="00077e45"/>
    </style:style>
    <style:style style:name="P16" style:family="paragraph" style:parent-style-name="Standard">
      <style:text-properties officeooo:rsid="00077e45" officeooo:paragraph-rsid="000638b9"/>
    </style:style>
    <style:style style:name="P17" style:family="paragraph" style:parent-style-name="Standard">
      <style:text-properties officeooo:rsid="0004bfd5"/>
    </style:style>
    <style:style style:name="P18" style:family="paragraph" style:parent-style-name="Standard">
      <style:text-properties fo:font-size="13pt" officeooo:rsid="001d02e3" officeooo:paragraph-rsid="001e78f3" style:font-size-asian="13pt" style:font-size-complex="13pt"/>
    </style:style>
    <style:style style:name="P19" style:family="paragraph" style:parent-style-name="Standard" style:list-style-name="L1">
      <style:text-properties fo:font-size="13pt" officeooo:rsid="001d02e3" officeooo:paragraph-rsid="001d02e3" style:font-size-asian="13pt" style:font-size-complex="13pt"/>
    </style:style>
    <style:style style:name="P20" style:family="paragraph" style:parent-style-name="Standard" style:list-style-name="L1">
      <style:text-properties fo:font-size="13pt" officeooo:rsid="00077e45" officeooo:paragraph-rsid="00155571" style:font-size-asian="13pt" style:font-size-complex="13pt"/>
    </style:style>
    <style:style style:name="P21" style:family="paragraph" style:parent-style-name="Standard">
      <style:text-properties fo:font-size="13pt" officeooo:rsid="00077e45" officeooo:paragraph-rsid="00204277" style:font-size-asian="13pt" style:font-size-complex="13pt"/>
    </style:style>
    <style:style style:name="P22" style:family="paragraph" style:parent-style-name="Standard">
      <style:text-properties fo:font-size="13pt" officeooo:rsid="000638b9" officeooo:paragraph-rsid="00077e45" style:font-size-asian="13pt" style:font-size-complex="13pt"/>
    </style:style>
    <style:style style:name="P23" style:family="paragraph" style:parent-style-name="Standard" style:list-style-name="L2">
      <style:text-properties fo:font-size="13pt" officeooo:rsid="000638b9" officeooo:paragraph-rsid="00155571" style:font-size-asian="13pt" style:font-size-complex="13pt"/>
    </style:style>
    <style:style style:name="P24" style:family="paragraph" style:parent-style-name="Standard">
      <style:text-properties fo:font-size="13pt" officeooo:rsid="000638b9" officeooo:paragraph-rsid="0021ecc3" style:font-size-asian="13pt" style:font-size-complex="13pt"/>
    </style:style>
    <style:style style:name="P25" style:family="paragraph" style:parent-style-name="Standard">
      <style:text-properties fo:font-size="13pt" officeooo:rsid="0003311f" officeooo:paragraph-rsid="00204277" style:font-size-asian="13pt" style:font-size-complex="13pt"/>
    </style:style>
    <style:style style:name="P26" style:family="paragraph" style:parent-style-name="Standard">
      <style:text-properties fo:font-size="13pt" officeooo:rsid="0003311f" officeooo:paragraph-rsid="0021ecc3" style:font-size-asian="13pt" style:font-size-complex="13pt"/>
    </style:style>
    <style:style style:name="P27" style:family="paragraph" style:parent-style-name="Standard">
      <style:text-properties officeooo:rsid="00077e45" officeooo:paragraph-rsid="00204277"/>
    </style:style>
    <style:style style:name="P28" style:family="paragraph">
      <style:paragraph-properties fo:text-align="center"/>
    </style:style>
    <style:style style:name="T1" style:family="text">
      <style:text-properties officeooo:rsid="0004bfd5"/>
    </style:style>
    <style:style style:name="T2" style:family="text">
      <style:text-properties officeooo:rsid="00077e45"/>
    </style:style>
    <style:style style:name="T3" style:family="text">
      <style:text-properties officeooo:rsid="00083735"/>
    </style:style>
    <style:style style:name="T4" style:family="text">
      <style:text-properties fo:color="#3333ff"/>
    </style:style>
    <style:style style:name="T5" style:family="text">
      <style:text-properties fo:color="#3333ff" officeooo:rsid="0004bfd5"/>
    </style:style>
    <style:style style:name="T6" style:family="text">
      <style:text-properties fo:color="#3333ff" officeooo:rsid="00077e45"/>
    </style:style>
    <style:style style:name="T7" style:family="text">
      <style:text-properties fo:color="#3333ff" officeooo:rsid="00083735"/>
    </style:style>
    <style:style style:name="T8" style:family="text">
      <style:text-properties fo:color="#3333ff" officeooo:rsid="000638b9"/>
    </style:style>
    <style:style style:name="T9" style:family="text">
      <style:text-properties fo:font-size="13pt" officeooo:rsid="001d3b65" style:font-size-asian="13pt" style:font-size-complex="13pt"/>
    </style:style>
    <style:style style:name="T10" style:family="text">
      <style:text-properties fo:font-size="13pt" officeooo:rsid="0003311f" style:font-size-asian="13pt" style:font-size-complex="13pt"/>
    </style:style>
    <style:style style:name="T11" style:family="text">
      <style:text-properties fo:font-size="13pt" officeooo:rsid="00204277" style:font-size-asian="13pt" style:font-size-complex="13pt"/>
    </style:style>
    <style:style style:name="T12" style:family="text">
      <style:text-properties officeooo:rsid="001d02e3"/>
    </style:style>
    <style:style style:name="T13" style:family="text">
      <style:text-properties officeooo:rsid="001e78f3"/>
    </style:style>
    <style:style style:name="T14" style:family="text">
      <style:text-properties officeooo:rsid="00204277"/>
    </style:style>
    <style:style style:name="T15" style:family="text">
      <style:text-properties officeooo:rsid="000638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79cm" fo:text-indent="-0.635cm" fo:margin-left="9.7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49cm" fo:text-indent="-0.635cm" fo:margin-left="11.0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84cm" fo:text-indent="-0.635cm" fo:margin-left="11.6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319cm" fo:text-indent="-0.635cm" fo:margin-left="12.3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54cm" fo:text-indent="-0.635cm" fo:margin-left="12.9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89cm" fo:text-indent="-0.635cm" fo:margin-left="13.5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><text:s text:c="49"/><text:span text:style-name="T9">AVVIA PARTITA</text:span></text:p>
      <text:p text:style-name="P3"><draw:custom-shape text:anchor-type="paragraph" draw:z-index="0" draw:style-name="gr1" svg:width="1.472cm" svg:height="1.294cm" svg:x="0.547cm" svg:y="0.489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 <text:s text:c="4"/><text:span text:style-name="T12">Utente</text:span></text:p>
      <text:p text:style-name="P3"><draw:custom-shape text:anchor-type="paragraph" draw:z-index="1" draw:style-name="gr2" draw:text-style-name="P28" svg:width="1.026cm" svg:height="0.604cm" svg:x="2.351cm" svg:y="0.339cm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tab/><text:tab/><text:tab/><text:tab/> <text:s/><text:span text:style-name="T4">Livello</text:span>:Obiettivo <text:span text:style-name="T12">Utente</text:span>.</text:p>
      <text:p text:style-name="P3"/>
      <text:p text:style-name="P3"><text:tab/><text:tab/><text:tab/> <text:tab/> <text:s/><text:span text:style-name="T4">Attore Primario</text:span>:<text:span text:style-name="T12">Utente</text:span>.</text:p>
      <text:p text:style-name="P3"/>
      <text:p text:style-name="P3"><text:tab/><text:tab/><text:tab/><text:tab/> <text:s/><text:span text:style-name="T4">Parti interessate e interessi</text:span></text:p>
      <text:p text:style-name="P3"><text:tab/><text:tab/><text:tab/><text:tab/> <text:s/>- <text:span text:style-name="T12">Utente</text:span>: Vuole <text:span text:style-name="T12">usare l'applicazione e giocare</text:span>, nel modo più <text:tab/><text:tab/><text:tab/><text:tab/> <text:s text:c="4"/>semplice possibile.</text:p>
      <text:p text:style-name="P3"><text:tab/><text:tab/><text:tab/><text:tab/> <text:s/>- <text:span text:style-name="T1">Sistema: Vuole comunicare con l'utente e ricevere le direttive <text:tab/><text:tab/><text:tab/><text:tab/> <text:s text:c="3"/>delle sue decisioni.</text:span></text:p>
      <text:p text:style-name="P8"/>
      <text:p text:style-name="P3"><text:span text:style-name="T1"><text:tab/><text:tab/><text:tab/><text:tab/> <text:s text:c="2"/></text:span><text:span text:style-name="T5">Garanzia di successo</text:span><text:span text:style-name="T1">: L'utente utilizza l'applicazione , <text:tab/><text:tab/><text:tab/><text:tab/><text:tab/> <text:s text:c="39"/>riuscendo ad usarla in modo facile e <text:tab/><text:tab/><text:tab/><text:tab/><text:tab/><text:tab/> <text:tab/> <text:s text:c="6"/>intuitivo per giocare. In caso <text:tab/><text:tab/><text:tab/><text:tab/> <text:s/><text:tab/><text:tab/><text:tab/><text:tab/><text:tab/> <text:s text:c="6"/>si scelga la modalità online entra in <text:tab/><text:tab/><text:tab/><text:tab/><text:tab/><text:tab/><text:tab/><text:tab/> <text:s text:c="5"/>contatto con il Server comunicando le <text:tab/><text:tab/><text:tab/><text:tab/><text:tab/><text:tab/><text:tab/> <text:s text:c="4"/>sue scelte.</text:span></text:p>
      <text:p text:style-name="P8"/>
      <text:p text:style-name="P3"><text:span text:style-name="T1"><text:tab/><text:tab/><text:tab/><text:tab/> <text:s text:c="3"/></text:span><text:span text:style-name="T5">Scenario principale di successo</text:span><text:span text:style-name="T1">: </text:span></text:p>
      <text:p text:style-name="P8"><text:tab/><text:tab/><text:tab/><text:tab/> <text:s text:c="4"/>1: <text:span text:style-name="T12">L'utente avvia l'applicazione e sceglie di giocare.</text:span></text:p>
      <text:p text:style-name="P9"><text:tab/><text:tab/><text:tab/><text:tab/> <text:s text:c="3"/></text:p>
      <text:p text:style-name="P9"><text:tab/><text:tab/><text:tab/><text:tab/> <text:s text:c="4"/>2: <text:span text:style-name="T12">L'applicazione crea una nuova partita in offline.</text:span></text:p>
      <text:p text:style-name="P9"><text:tab/><text:tab/><text:tab/><text:tab/> <text:s text:c="3"/></text:p>
      <text:p text:style-name="P9"><text:tab/><text:tab/><text:tab/><text:tab/> <text:s text:c="4"/>3: <text:span text:style-name="T12">L'utente sceglie la difficoltà del gioco.</text:span></text:p>
      <text:p text:style-name="P4"><text:tab/><text:tab/><text:tab/><text:tab/> <text:s text:c="3"/></text:p>
      <text:p text:style-name="P4"><text:tab/><text:tab/><text:tab/><text:tab/> <text:s text:c="4"/><text:span text:style-name="T1">4: L'utente scegli il percorso con cui giocare.</text:span></text:p>
      <text:p text:style-name="P9"><text:tab/><text:tab/><text:tab/><text:tab/> <text:s text:c="3"/></text:p>
      <text:p text:style-name="P9"><text:tab/><text:tab/><text:tab/><text:tab/> <text:s text:c="4"/>5: L'utente avvia la partita con le modalità prima inserite.</text:p>
      <text:p text:style-name="P7"><text:tab/><text:tab/><text:tab/><text:tab/> <text:s text:c="3"/></text:p>
      <text:p text:style-name="P7"><text:tab/><text:tab/><text:tab/><text:tab/> <text:s text:c="4"/><text:span text:style-name="T3">6</text:span>: <text:span text:style-name="T12">Il sistema mostra al giocatore le vite e lo score.</text:span></text:p>
      <text:p text:style-name="P7"><text:tab/><text:tab/><text:tab/><text:tab/> <text:s text:c="3"/></text:p>
      <text:p text:style-name="P7"><text:tab/><text:tab/><text:tab/><text:tab/> <text:s text:c="5"/>7: <text:span text:style-name="T12">I mostri iniziano ad apparire e L'utente può inserire le <text:tab/><text:tab/><text:tab/><text:tab/><text:tab/> <text:s text:c="8"/>Tower.</text:span></text:p>
      <text:p text:style-name="P18"><text:tab/><text:tab/><text:tab/><text:tab/> <text:s text:c="4"/></text:p>
      <text:p text:style-name="P18"><text:tab/><text:tab/><text:tab/><text:tab/> <text:s text:c="4"/>8: L'utente può utilizzare i plug-in del qrCode per modificare <text:tab/><text:tab/><text:tab/><text:tab/> <text:s text:c="8"/>lo stato del gioco.</text:p>
      <text:p text:style-name="P7"><text:tab/><text:tab/><text:tab/><text:tab/> <text:s text:c="3"/></text:p>
      <text:p text:style-name="P7"><text:tab/><text:tab/><text:tab/><text:tab/> <text:s text:c="5"/><text:span text:style-name="T13">9</text:span>: <text:span text:style-name="T12">Il sistema controlla di volta in volta se il gioco è finito, <text:tab/><text:tab/><text:tab/><text:tab/><text:tab/><text:tab/>perchè il giocatore ha vinto o magari perchè ha <text:tab/><text:tab/><text:tab/><text:tab/><text:tab/><text:tab/><text:tab/>perso,finendo tutte le vite.</text:span></text:p>
      <text:p text:style-name="P7"><text:tab/><text:tab/><text:tab/><text:tab/> <text:s text:c="2"/></text:p>
      <text:p text:style-name="P7"><text:tab/><text:tab/><text:tab/><text:tab/> <text:s text:c="6"/><text:span text:style-name="T13">10: Dopo la fine della partita l'utente può salvare il suo <text:tab/><text:tab/><text:tab/><text:tab/><text:tab/><text:tab/>punteggio.</text:span></text:p>
      <text:p text:style-name="P13"><text:tab/><text:tab/><text:tab/><text:tab/> <text:s text:c="2"/></text:p>
      <text:p text:style-name="P13"><text:tab/><text:tab/><text:tab/><text:tab/> <text:s text:c="5"/>1<text:span text:style-name="T13">1:</text:span> <text:s/><text:span text:style-name="T12">L'utente ripete i casi dal 2 al 9.</text:span></text:p>
      <text:p text:style-name="P6"><text:soft-page-break/></text:p>
      <text:p text:style-name="P6"><text:tab/><text:tab/><text:tab/><text:tab/> <text:s text:c="4"/><text:span text:style-name="T4">Estensioni</text:span>:</text:p>
      <text:p text:style-name="P6"/>
      <text:p text:style-name="P10"><text:s/><text:tab/><text:tab/><text:tab/><text:tab/> <text:s/><text:span text:style-name="T12">2</text:span>: L<text:span text:style-name="T12">'utente sceglie di giocare in modalità online</text:span>.</text:p>
      <text:list xml:id="list1570243522963493888" text:style-name="L1">
        <text:list-item>
          <text:p text:style-name="P20"><text:span text:style-name="T12">L'utente avvia il server a cui comunicherà tutte le sue decisioni.</text:span><text:tab/><text:tab/><text:tab/> <text:s text:c="5"/></text:p>
        </text:list-item>
        <text:list-item>
          <text:p text:style-name="P20"><text:s/><text:span text:style-name="T12">L'utente si registra sul server, crea una nuova room e aspetta che un altro giocatore entri nella sua room per avviare una partita.</text:span></text:p>
        </text:list-item>
        <text:list-item>
          <text:p text:style-name="P19">In caso il nome utente scelto per registrarsi sul server esista già, se ne inscerisce una diverso.</text:p>
        </text:list-item>
        <text:list-item>
          <text:p text:style-name="P19">Dopo che un altro giocatore si è unito alla room, la partita ha inizio.</text:p>
        </text:list-item>
        <text:list-item>
          <text:p text:style-name="P19">Ogni decisione dei giocatori viene comunicata al server che modifica il gioco in base a queste.</text:p>
        </text:list-item>
        <text:list-item>
          <text:p text:style-name="P19">I giocatori possono comunicare attraverso la chat privata o attraverso quella pubblica.</text:p>
        </text:list-item>
      </text:list>
      <text:list xml:id="list4150568091014546833" text:style-name="L2">
        <text:list-header>
          <text:p text:style-name="P23"/>
        </text:list-header>
      </text:list>
      <text:p text:style-name="P5"><text:tab/><text:tab/><text:tab/><text:tab/> <text:s text:c="4"/><text:span text:style-name="T7">Frequenza di ripetizione</text:span><text:span text:style-name="T3">: Potrebbe essere ininterrotta.</text:span></text:p>
      <text:p text:style-name="P5"/>
      <text:p text:style-name="P5"><text:span text:style-name="T2"><text:tab/><text:tab/><text:tab/><text:tab/> <text:s text:c="3"/></text:span><text:span text:style-name="T6"><text:s/>Requisiti speciali</text:span><text:span text:style-name="T2">: Un computer su qui l'utente possa giocare.</text:span></text:p>
      <text:p text:style-name="P5"/>
      <text:p text:style-name="P5"/>
      <text:p text:style-name="P5"/>
      <text:p text:style-name="P5"/>
      <text:p text:style-name="P5"><text:span text:style-name="T2"/></text:p>
      <text:p text:style-name="P11"/>
      <text:p text:style-name="P27"><text:tab/><text:tab/> <text:s text:c="46"/><text:span text:style-name="T9">AVVIA </text:span><text:span text:style-name="T11">EDITOR</text:span></text:p>
      <text:p text:style-name="P25"><draw:custom-shape text:anchor-type="paragraph" draw:z-index="3" draw:style-name="gr1" svg:width="1.472cm" svg:height="1.294cm" svg:x="0.547cm" svg:y="0.489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 <text:s text:c="4"/><text:span text:style-name="T12">Utente</text:span></text:p>
      <text:p text:style-name="P25"><draw:custom-shape text:anchor-type="paragraph" draw:z-index="4" draw:style-name="gr2" draw:text-style-name="P28" svg:width="1.026cm" svg:height="0.604cm" svg:x="2.351cm" svg:y="0.339cm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tab/><text:tab/><text:tab/><text:tab/> <text:s/><text:span text:style-name="T4">Livello</text:span>:Obiettivo <text:span text:style-name="T12">Utente</text:span>.</text:p>
      <text:p text:style-name="P25"/>
      <text:p text:style-name="P25"><text:tab/><text:tab/><text:tab/><text:tab/> <text:span text:style-name="T4">Parti interessate e interessi</text:span></text:p>
      <text:p text:style-name="P25"><text:tab/><text:tab/><text:tab/><text:tab/> <text:s/>- <text:span text:style-name="T12">Utente</text:span>: Vuole <text:span text:style-name="T12">usare l'applicazione e creare un proprio <text:tab/><text:tab/><text:tab/><text:tab/><text:tab/><text:tab/> <text:s text:c="5"/>percorso.</text:span></text:p>
      <text:p text:style-name="P25"><text:tab/><text:tab/><text:tab/><text:tab/>- <text:span text:style-name="T1">Sistema: Vuole comunicare con l'utente e ricevere le direttive <text:tab/><text:tab/><text:tab/><text:tab/> <text:s text:c="16"/>delle sue decisioni.</text:span></text:p>
      <text:p text:style-name="P25"><text:span text:style-name="T1"><text:tab/></text:span></text:p>
      <text:p text:style-name="P25"><text:span text:style-name="T1"><text:tab/><text:tab/><text:tab/><text:tab/></text:span></text:p>
      <text:p text:style-name="P25"><text:span text:style-name="T1"><text:tab/><text:tab/><text:tab/><text:tab/></text:span><text:span text:style-name="T5">Garanzia di successo</text:span><text:span text:style-name="T1">: L'utente utilizza l'applicazione e dopo aver <text:tab/><text:tab/><text:tab/><text:tab/>creato un nuovo percorso lo salva nel sistema.</text:span></text:p>
      <text:p text:style-name="P25"/>
      <text:p text:style-name="P26"><text:tab/><text:tab/><text:tab/><text:tab/><text:span text:style-name="T5">Scenario principale di successo</text:span><text:span text:style-name="T1">: </text:span></text:p>
      <text:p text:style-name="P25"><text:tab/><text:tab/><text:tab/><text:tab/><text:span text:style-name="T1"> 1: L'utente avvia l'applicazione e sceglie di avviare l'editor.</text:span></text:p>
      <text:p text:style-name="P25"><text:tab/><text:tab/><text:tab/><text:tab/><text:span text:style-name="T1"> </text:span></text:p>
      <text:p text:style-name="P25"><text:span text:style-name="T1"><text:tab/><text:tab/><text:tab/><text:tab/> 2: L'applicazione visualizza il pannello dell'editor.</text:span></text:p>
      <text:p text:style-name="P25"><text:span text:style-name="T1"><text:tab/><text:tab/><text:tab/><text:tab/> </text:span></text:p>
      <text:p text:style-name="P25"><text:span text:style-name="T1"><text:tab/><text:tab/><text:tab/><text:tab/> 3: L'utente può scegliere uno degli scenari precaricati nel gioco </text:span><text:soft-page-break/><text:span text:style-name="T1"><text:tab/><text:tab/><text:tab/><text:tab/> <text:s text:c="5"/>e avviare una nuova partita con il percorso scelto.</text:span></text:p>
      <text:p text:style-name="P25"><text:span text:style-name="T1"><text:tab/><text:tab/><text:tab/><text:tab/> </text:span></text:p>
      <text:p text:style-name="P25"><text:span text:style-name="T1"><text:tab/><text:tab/><text:tab/><text:tab/> 4:L'utente può creare un nuovo percorso inserendo tutti i pezzi <text:tab/><text:tab/><text:tab/><text:tab/> <text:s text:c="4"/>necessari al gioco e lo sfondo.</text:span></text:p>
      <text:p text:style-name="P25"><text:span text:style-name="T1"><text:tab/><text:tab/><text:tab/><text:tab/> </text:span></text:p>
      <text:p text:style-name="P25"><text:span text:style-name="T1"><text:tab/><text:tab/><text:tab/><text:tab/> 5: Dopo aver creato il nuovo percorso l'utente deve fare il test <text:tab/><text:tab/><text:tab/><text:tab/> <text:s text:c="5"/>con cui il sistema si occuperà di controllare che il percorso <text:tab/><text:tab/><text:tab/><text:tab/> <text:s text:c="5"/>sia conforme alle regole del gioco e che sia quindi valido.</text:span></text:p>
      <text:p text:style-name="P25"><text:span text:style-name="T1"><text:tab/><text:tab/><text:tab/><text:tab/><text:tab/></text:span></text:p>
      <text:p text:style-name="P25"><text:span text:style-name="T1"><text:tab/><text:tab/><text:tab/><text:tab/> 6:L'utente salva il percorso creato.</text:span></text:p>
      <text:p text:style-name="P25"><text:tab/><text:tab/><text:tab/><text:tab/></text:p>
      <text:p text:style-name="P25"/>
      <text:p text:style-name="P26"><text:tab/><text:tab/><text:tab/><text:tab/><text:span text:style-name="T15"> </text:span><text:span text:style-name="T8">Estensioni</text:span><text:span text:style-name="T15">:</text:span></text:p>
      <text:p text:style-name="P26"><text:span text:style-name="T15"><text:tab/><text:tab/><text:tab/><text:tab/>5: Nel caso in cui il sistema riscontri della anomalie, evidenzia <text:tab/><text:tab/><text:tab/><text:tab/>gli eventuali pezzi che non sono conformi alla regole del gioco <text:tab/><text:tab/><text:tab/><text:tab/>(manca la base/generatore e/o non ci sono abbastanza pezzi e/o <text:tab/><text:tab/><text:tab/><text:tab/>non esiste un percorso dalla base al generatore ecc...), in modo <text:tab/><text:tab/><text:tab/><text:tab/>che l'utente posso modificare il percorso creato in precedenza.</text:span></text:p>
      <text:p text:style-name="P26"/>
      <text:p text:style-name="P26"/>
      <text:p text:style-name="P26"><text:span text:style-name="T15"><text:tab/><text:tab/><text:tab/><text:tab/> <text:s text:c="2"/></text:span><text:span text:style-name="T7">Frequenza di ripetizione</text:span><text:span text:style-name="T3">: Potrebbe essere ininterrotta.</text:span></text:p>
      <text:p text:style-name="P24"/>
      <text:p text:style-name="P24"><text:span text:style-name="T2"><text:tab/><text:tab/><text:tab/><text:tab/> <text:s text:c="3"/></text:span><text:span text:style-name="T6"><text:s/>Requisiti speciali</text:span><text:span text:style-name="T2">: Un computer su qui l'utente possa giocare.</text:span></text:p>
      <text:p text:style-name="P25"/>
      <text:p text:style-name="P25"/>
      <text:p text:style-name="P25"/>
      <text:p text:style-name="P21"/>
      <text:p text:style-name="P27"><text:tab/><text:tab/> <text:s text:c="46"/><text:span text:style-name="T14">RILEVA </text:span><text:span text:style-name="T11">PERCORSO DA WEB-CAM</text:span></text:p>
      <text:p text:style-name="P25"><draw:custom-shape text:anchor-type="paragraph" draw:z-index="5" draw:style-name="gr1" svg:width="1.472cm" svg:height="1.294cm" svg:x="0.547cm" svg:y="0.489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 <text:s text:c="4"/><text:span text:style-name="T12">Utente</text:span></text:p>
      <text:p text:style-name="P25"><draw:custom-shape text:anchor-type="paragraph" draw:z-index="6" draw:style-name="gr2" draw:text-style-name="P28" svg:width="1.026cm" svg:height="0.604cm" svg:x="2.351cm" svg:y="0.339cm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tab/><text:tab/><text:tab/><text:tab/> <text:s/><text:span text:style-name="T4">Livello</text:span>:Obiettivo <text:span text:style-name="T12">Utente</text:span>.</text:p>
      <text:p text:style-name="P25"/>
      <text:p text:style-name="P25"/>
      <text:p text:style-name="P26"><text:tab/><text:tab/><text:tab/><text:tab/> <text:span text:style-name="T4">Parti interessate e interessi</text:span></text:p>
      <text:p text:style-name="P26"><text:tab/><text:tab/><text:tab/><text:tab/> <text:s/>- <text:span text:style-name="T12">Utente</text:span>: Vuole <text:span text:style-name="T12">usare l'applicazione e creare un proprio <text:tab/><text:tab/><text:tab/><text:tab/><text:tab/><text:tab/> <text:s text:c="5"/>percorso.</text:span></text:p>
      <text:p text:style-name="P26"><text:tab/><text:tab/><text:tab/><text:tab/> - <text:span text:style-name="T1">Sistema: Vuole comunicare con l'utente e ricevere le direttive <text:tab/><text:tab/><text:tab/><text:tab/> <text:s text:c="17"/>delle sue decisioni.</text:span></text:p>
      <text:p text:style-name="P26"/>
      <text:p text:style-name="P26"><text:tab/><text:tab/><text:tab/><text:tab/></text:p>
      <text:p text:style-name="P26"><text:tab/><text:tab/><text:tab/><text:tab/><text:span text:style-name="T5">Garanzia di successo</text:span><text:span text:style-name="T1">: L'utente utilizza l'applicazione e dopo aver <text:tab/><text:tab/><text:tab/><text:tab/>rilevato un nuovo percorso lo salva nel sistema.</text:span></text:p>
      <text:p text:style-name="P26"/>
      <text:p text:style-name="P26"/>
      <text:p text:style-name="P26"/>
      <text:p text:style-name="P26"><text:span text:style-name="T1"><text:tab/><text:tab/><text:tab/><text:tab/></text:span><text:span text:style-name="T5">Scenario principale di successo</text:span><text:span text:style-name="T1">: </text:span></text:p>
      <text:p text:style-name="P25"><text:tab/><text:tab/><text:tab/><text:tab/> <text:s/><text:span text:style-name="T1"><text:s/>1: L'utente avvia l'applicazione e sceglie di avviare il plug-in <text:tab/><text:tab/><text:tab/><text:tab/> <text:s text:c="6"/>che consente di rilevare un percorso da webcam.</text:span></text:p>
      <text:p text:style-name="P25"><text:tab/><text:tab/><text:tab/><text:tab/><text:tab/></text:p>
      <text:p text:style-name="P25"><text:soft-page-break/><text:tab/><text:tab/><text:tab/><text:tab/> <text:s/><text:span text:style-name="T1">2: L'applicazione accende la web-cam.</text:span></text:p>
      <text:p text:style-name="P25"/>
      <text:p text:style-name="P25"><text:span text:style-name="T1"><text:tab/><text:tab/><text:tab/><text:tab/> 3:L'utente può modificare il parametri di nitidezza per <text:tab/><text:tab/><text:tab/><text:tab/><text:tab/> <text:s text:c="4"/>migliorare il rilevamento del percorso.</text:span></text:p>
      <text:p text:style-name="P25"/>
      <text:p text:style-name="P25"><text:span text:style-name="T1"><text:tab/><text:tab/><text:tab/><text:tab/>4:L'utente posizione l'immagine di fronte alla web-cam e cattura <text:tab/><text:tab/><text:tab/><text:tab/> <text:s text:c="2"/>l'immagine.</text:span></text:p>
      <text:p text:style-name="P25"/>
      <text:p text:style-name="P25"><text:span text:style-name="T1"><text:tab/><text:tab/><text:tab/><text:tab/> 5:Il sistema tramuta l'immagine catturata in un percorso di <text:tab/><text:tab/><text:tab/><text:tab/><text:tab/> <text:s text:c="3"/>gioco.</text:span></text:p>
      <text:p text:style-name="P25"/>
      <text:p text:style-name="P25"><text:span text:style-name="T1"><text:tab/><text:tab/><text:tab/><text:tab/> 6:Il percorso appena creato viene visualizzato nell'editor e dopo <text:tab/><text:tab/><text:tab/><text:tab/> <text:s text:c="3"/>eventuali modifiche lo si salva.</text:span></text:p>
      <text:p text:style-name="P25"/>
      <text:p text:style-name="P25"/>
      <text:p text:style-name="P25"/>
      <text:p text:style-name="P26"><text:span text:style-name="T1"><text:tab/><text:tab/><text:tab/><text:tab/> <text:s text:c="2"/></text:span><text:span text:style-name="T7">Frequenza di ripetizione</text:span><text:span text:style-name="T3">: Potrebbe essere ininterrotta.</text:span></text:p>
      <text:p text:style-name="P24"/>
      <text:p text:style-name="P24"><text:span text:style-name="T2"><text:tab/><text:tab/><text:tab/><text:tab/> <text:s text:c="3"/></text:span><text:span text:style-name="T6"><text:s/>Requisiti speciali</text:span><text:span text:style-name="T2">: Un computer su qui l'utente possa giocare.</text:span></text:p>
      <text:p text:style-name="P25"/>
      <text:p text:style-name="P25"><text:span text:style-name="T1"><text:tab/><text:tab/><text:tab/><text:tab/></text:span></text:p>
      <text:p text:style-name="P25"><text:tab/><text:tab/><text:tab/><text:tab/> <text:s/></text:p>
      <text:p text:style-name="P25"><text:tab/><text:tab/><text:tab/></text:p>
      <text:p text:style-name="P25"/>
      <text:p text:style-name="P27"><text:span text:style-name="T10"><text:tab/><text:tab/><text:tab/></text:span><text:tab/><text:tab/> <text:s text:c="8"/></text:p>
      <text:p text:style-name="P15"><text:tab/><text:tab/><text:tab/> <text:s text:c="12"/></text:p>
      <text:p text:style-name="P15"><draw:line text:anchor-type="paragraph" draw:z-index="2" draw:style-name="gr3" draw:text-style-name="P28" svg:x1="0.325cm" svg:y1="0.337cm" svg:x2="17.548cm" svg:y2="0.337cm"><text:p/></draw:line><text:tab/><text:tab/><text:tab/><text:tab/><text:tab/></text:p>
      <text:p text:style-name="P16"><text:tab/><text:tab/><text:tab/><text:tab/> <text:s text:c="4"/></text:p>
      <text:p text:style-name="P14"><text:tab/><text:tab/><text:tab/><text:tab/></text:p>
      <text:p text:style-name="P12"/>
      <text:p text:style-name="P14"><text:tab/><text:tab/><text:tab/><text:tab/> <text:s text:c="8"/></text:p>
      <text:p text:style-name="P14"><text:tab/><text:tab/><text:tab/> <text:s text:c="12"/></text:p>
      <text:p text:style-name="P2"><text:tab/><text:tab/><text:tab/><text:tab/> <text:s text:c="9"/></text:p>
      <text:p text:style-name="P2"><text:tab/><text:tab/><text:tab/><text:tab/></text:p>
      <text:p text:style-name="P2"><text:tab/><text:tab/><text:tab/><text:tab/> <text:s text:c="5"/></text:p>
      <text:p text:style-name="P2"><text:tab/><text:tab/><text:tab/><text:tab/> <text:s text:c="5"/></text:p>
      <text:p text:style-name="P2"><text:tab/><text:tab/><text:tab/><text:tab/> <text:s text:c="4"/></text:p>
      <text:p text:style-name="P17"><text:tab/><text:tab/><text:tab/><text:tab/> <text:s/></text:p>
      <text:p text:style-name="P1"><text:tab/><text:tab/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2:59:02.694986000</meta:creation-date>
    <dc:date>2014-06-09T19:07:50.223272000</dc:date>
    <meta:editing-duration>PT11H56S</meta:editing-duration>
    <meta:editing-cycles>18</meta:editing-cycles>
    <meta:generator>LibreOffice/4.1.1.2$MacOSX_x86 LibreOffice_project/7e4286b58adc75a14f6d83f53a03b6c11fa2903</meta:generator>
    <meta:document-statistic meta:table-count="0" meta:image-count="0" meta:object-count="0" meta:page-count="4" meta:paragraph-count="103" meta:word-count="673" meta:character-count="5431" meta:non-whitespace-character-count="3693"/>
  </office:meta>
</office:document-meta>
</file>